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2" table:default-cell-style-name="ce7"/>
        <table:table-column table:style-name="co3" table:default-cell-style-name="ce8"/>
        <table:table-column table:style-name="co3" table:number-columns-repeated="94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6">
            <text:p>Mt. Mugogwe (Elector)</text:p>
          </table:table-cell>
          <table:table-cell office:value-type="string" table:style-name="ce2">
            <text:p>Mt. Nyakabanda (Sulfura)</text:p>
          </table:table-cell>
          <table:table-cell table:number-columns-repeated="1637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, 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, X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3" table:style-name="ce7"/>
          <table:table-cell table:style-name="ce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S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S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5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5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S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9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office:value-type="string" table:style-name="ce17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S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3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3" table:style-name="ce7"/>
          <table:table-cell table:style-name="ce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3" table:style-name="ce7"/>
          <table:table-cell table:style-name="ce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2" table:style-name="ce7"/>
          <table:table-cell table:number-columns-repeated="16380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2" table:style-name="ce7"/>
          <table:table-cell table:number-columns-repeated="16380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3"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3" table:style-name="ce7"/>
          <table:table-cell table:number-columns-repeated="16380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Dekum</meta:initial-creator>
    <dc:creator>Dekum</dc:creator>
    <meta:creation-date>2022-06-25T07:22:25Z</meta:creation-date>
    <dc:date>2023-03-19T09:46:18Z</dc:date>
    <meta:editing-duration>PT0S</meta:editing-duration>
  </office:meta>
</office:document-meta>
</file>